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9/26/2011</text:p>
      <text:p text:style-name="Standard"/>
      <text:p text:style-name="Standard">I have changed the positions of the detectors in order to ensure consistency with the experimental setup. Essentially the setup has been rotated 180 degrees.</text:p>
      <text:p text:style-name="Standard"/>
      <text:p text:style-name="Standard">After the change, I have added a line in geo.mac to force the view direction. The camera is now set to be looking in the beam direction (defined as the +z direction). The following detector positions were verified.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Detector Name</text:p>
          </table:table-cell>
          <table:table-cell table:style-name="Table1.B1" office:value-type="string">
            <text:p text:style-name="Table_20_Contents">Method</text:p>
          </table:table-cell>
        </table:table-row>
        <table:table-row>
          <table:table-cell table:style-name="Table1.A2" office:value-type="string">
            <text:p text:style-name="Table_20_Contents">detUpstreamTop</text:p>
          </table:table-cell>
          <table:table-cell table:style-name="Table1.B2" office:value-type="string">
            <text:p text:style-name="Table_20_Contents">Moved the target position and established that it is in fact positioned in the negative z-direction and the positive y-direction</text:p>
          </table:table-cell>
        </table:table-row>
        <table:table-row>
          <table:table-cell table:style-name="Table1.A2" office:value-type="string">
            <text:p text:style-name="Table_20_Contents">detDownStreamLeft</text:p>
          </table:table-cell>
          <table:table-cell table:style-name="Table1.B2" office:value-type="string">
            <text:p text:style-name="Table_20_Contents">Drawing this detector by itself. </text:p>
          </table:table-cell>
        </table:table-row>
        <table:table-row>
          <table:table-cell table:style-name="Table1.A2" office:value-type="string">
            <text:p text:style-name="Table_20_Contents">detUpStreamRight</text:p>
          </table:table-cell>
          <table:table-cell table:style-name="Table1.B2" office:value-type="string">
            <text:p text:style-name="Table_20_Contents">Drawing this detector by itself.</text:p>
          </table:table-cell>
        </table:table-row>
        <table:table-row>
          <table:table-cell table:style-name="Table1.A2" office:value-type="string">
            <text:p text:style-name="Table_20_Contents">detDownStreamBottom</text:p>
          </table:table-cell>
          <table:table-cell table:style-name="Table1.B2" office:value-type="string">
            <text:p text:style-name="Table_20_Contents">Drawing this detector by itself.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y Tompkins</meta:initial-creator>
    <meta:creation-date>2011-09-26T09:34:37</meta:creation-date>
    <dc:date>2011-09-26T10:24:35</dc:date>
    <dc:creator>Jeromy Tompkins</dc:creator>
    <meta:editing-duration>PT49M59S</meta:editing-duration>
    <meta:editing-cycles>5</meta:editing-cycles>
    <meta:generator>LibreOffice/3.3$Linux LibreOffice_project/330m19$Build-301</meta:generator>
    <meta:document-statistic meta:table-count="1" meta:image-count="0" meta:object-count="0" meta:page-count="1" meta:paragraph-count="13" meta:word-count="106" meta:character-count="690"/>
  </office:meta>
</office:document-meta>
</file>